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6.47mm"/>
    </style:style>
    <style:style style:name="co2" style:family="table-column">
      <style:table-column-properties fo:break-before="auto" style:column-width="279.03mm"/>
    </style:style>
    <style:style style:name="co3" style:family="table-column">
      <style:table-column-properties fo:break-before="auto" style:column-width="212.41mm"/>
    </style:style>
    <style:style style:name="co4" style:family="table-column">
      <style:table-column-properties fo:break-before="auto" style:column-width="138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115.46mm"/>
    </style:style>
    <style:style style:name="co8" style:family="table-column">
      <style:table-column-properties fo:break-before="auto" style:column-width="116.56mm"/>
    </style:style>
    <style:style style:name="co9" style:family="table-column">
      <style:table-column-properties fo:break-before="auto" style:column-width="61.54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44.66mm"/>
    </style:style>
    <style:style style:name="co12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86mm" fo:break-before="auto" style:use-optimal-row-height="false"/>
    </style:style>
    <style:style style:name="ro3" style:family="table-row">
      <style:table-row-properties style:row-height="13.16mm" fo:break-before="auto" style:use-optimal-row-height="false"/>
    </style:style>
    <style:style style:name="ro4" style:family="table-row">
      <style:table-row-properties style:row-height="98.6mm" fo:break-before="auto" style:use-optimal-row-height="false"/>
    </style:style>
    <style:style style:name="ro5" style:family="table-row">
      <style:table-row-properties style:row-height="118.45mm" fo:break-before="auto" style:use-optimal-row-height="false"/>
    </style:style>
    <style:style style:name="ro6" style:family="table-row">
      <style:table-row-properties style:row-height="68.54mm" fo:break-before="auto" style:use-optimal-row-height="false"/>
    </style:style>
    <style:style style:name="ro7" style:family="table-row">
      <style:table-row-properties style:row-height="81.6mm" fo:break-before="auto" style:use-optimal-row-height="false"/>
    </style:style>
    <style:style style:name="ro8" style:family="table-row">
      <style:table-row-properties style:row-height="99.82mm" fo:break-before="auto" style:use-optimal-row-height="false"/>
    </style:style>
    <style:style style:name="ro9" style:family="table-row">
      <style:table-row-properties style:row-height="93.2mm" fo:break-before="auto" style:use-optimal-row-height="false"/>
    </style:style>
    <style:style style:name="ro10" style:family="table-row">
      <style:table-row-properties style:row-height="102.22mm" fo:break-before="auto" style:use-optimal-row-height="false"/>
    </style:style>
    <style:style style:name="ro11" style:family="table-row">
      <style:table-row-properties style:row-height="1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ext-properties fo:font-size="48pt" style:font-size-asian="48pt" style:font-size-complex="48pt"/>
    </style:style>
    <style:style style:name="ce3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0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1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3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4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32pt" fo:font-weight="normal" style:font-size-asian="32pt" style:font-weight-asian="normal" style:font-size-complex="32pt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7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3" style:family="table-cell" style:parent-style-name="Default">
      <style:text-properties fo:font-size="28pt" style:font-size-asian="28pt" style:font-size-complex="28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font-size="32pt" style:font-size-asian="32pt" style:font-size-complex="32pt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style:font-size-asian="32pt" style:font-size-complex="32pt"/>
    </style:style>
    <style:style style:name="ce27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26pt" fo:font-weight="normal" style:font-size-asian="26pt" style:font-weight-asian="normal" style:font-size-complex="26pt" style:font-weight-complex="normal"/>
    </style:style>
    <style:style style:name="ce7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73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7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7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38" style:family="table-cell" style:parent-style-name="Default">
      <style:text-properties fo:font-size="48pt" fo:font-weight="bold" style:font-size-asian="48pt" style:font-weight-asian="bold" style:font-size-complex="48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3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32pt" style:font-size-complex="3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43" table:default-cell-style-name="Default"/>
        <table:table-row table:style-name="ro1" table:number-rows-repeated="74">
          <table:table-cell table:number-columns-repeated="64"/>
        </table:table-row>
        <table:table-row table:style-name="ro2">
          <table:table-cell table:style-name="ce1" office:value-type="string" calcext:value-type="string">
            <text:p>Clases</text:p>
          </table:table-cell>
          <table:table-cell table:style-name="ce1" office:value-type="string" calcext:value-type="string">
            <text:p>Descripción y atributos</text:p>
          </table:table-cell>
          <table:table-cell table:style-name="ce1" office:value-type="string" calcext:value-type="string">
            <text:p>Relaciones</text:p>
          </table:table-cell>
          <table:table-cell table:style-name="ce22"/>
          <table:table-cell table:style-name="ce2" table:number-columns-repeated="3"/>
          <table:table-cell table:style-name="ce27" office:value-type="string" calcext:value-type="string">
            <text:p>Actores</text:p>
          </table:table-cell>
          <table:table-cell table:style-name="ce29" office:value-type="string" calcext:value-type="string">
            <text:p>Casos de uso</text:p>
          </table:table-cell>
          <table:table-cell table:style-name="ce29" office:value-type="string" calcext:value-type="string">
            <text:p>Descripción </text:p>
          </table:table-cell>
          <table:table-cell table:style-name="ce38"/>
          <table:table-cell table:style-name="ce2" table:number-columns-repeated="3"/>
          <table:table-cell table:style-name="ce38" table:number-columns-repeated="4"/>
          <table:table-cell table:style-name="ce2" table:number-columns-repeated="5"/>
          <table:table-cell table:style-name="ce38" table:number-columns-repeated="2"/>
          <table:table-cell table:style-name="ce2" table:number-columns-repeated="39"/>
        </table:table-row>
        <table:table-row table:style-name="ro3">
          <table:table-cell table:style-name="ce2"/>
          <table:table-cell table:number-columns-repeated="2"/>
          <table:table-cell table:style-name="ce23"/>
          <table:table-cell table:number-columns-repeated="4"/>
          <table:table-cell table:style-name="ce30" table:number-columns-repeated="5"/>
          <table:table-cell table:number-columns-repeated="2"/>
          <table:table-cell table:style-name="ce30" table:number-columns-repeated="6"/>
          <table:table-cell table:number-columns-repeated="43"/>
        </table:table-row>
        <table:table-row table:style-name="ro4">
          <table:table-cell table:style-name="ce3" office:value-type="string" calcext:value-type="string">
            <text:p>“Franquicia”</text:p>
          </table:table-cell>
          <table:table-cell table:style-name="ce49" office:value-type="string" calcext:value-type="string">
            <text:p>Franquicias de teatro.</text:p>
            <text:p/>
            <text:p>-<text:span text:style-name="T1">id</text:span>: Número de identificación de la franquicia.</text:p>
            <text:p/>
            <text:p>-<text:span text:style-name="T1">fechaCreacion</text:span>: Fecha de creación de la franquicia.</text:p>
            <text:p/>
            <text:p>-<text:span text:style-name="T1">ubicacion</text:span>: Ubicación de las instalaciones de la franquicia.</text:p>
            <text:p/>
            <text:p>-<text:span text:style-name="T1">accesible</text:span>: Indica si hay posibilidad de acceso para personas con movilidad reducida.</text:p>
          </table:table-cell>
          <table:table-cell table:style-name="ce15" office:value-type="string" calcext:value-type="string">
            <text:p><text:span text:style-name="T1">1:1 Asociación Franquicia-Grupo</text:span></text:p>
            <text:p/>
            <text:p>Una franquicia tiene un grupo de empleados cada semana.</text:p>
          </table:table-cell>
          <table:table-cell table:style-name="ce19" office:value-type="string" calcext:value-type="string">
            <text:p><text:span text:style-name="T1">1:1 Asociación Franquicia-Dirección</text:span></text:p>
            <text:p/>
            <text:p>Una franquicia puede tener un sólo director.</text:p>
          </table:table-cell>
          <table:table-cell table:style-name="ce26" table:number-columns-repeated="3"/>
          <table:table-cell table:style-name="ce7" office:value-type="string" calcext:value-type="string">
            <text:p>Empleado</text:p>
          </table:table-cell>
          <table:table-cell table:style-name="ce71"/>
          <table:table-cell table:style-name="ce76" office:value-type="string" calcext:value-type="string">
            <text:p>Empleados de oficina y de teatro.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5">
          <table:table-cell table:style-name="ce4" office:value-type="string" calcext:value-type="string">
            <text:p>“Empleado”</text:p>
          </table:table-cell>
          <table:table-cell table:style-name="ce50" office:value-type="string" calcext:value-type="string">
            <text:p>Plantilla de empleados.</text:p>
            <text:p/>
            <text:p>-<text:span text:style-name="T1">id</text:span>: Número de identificación del empleado.</text:p>
            <text:p/>
            <text:p>-<text:span text:style-name="T1">nombre</text:span>: Nombre del empleado.</text:p>
            <text:p/>
            <text:p>-<text:span text:style-name="T1">apellido</text:span>: Apellidos del empleado.</text:p>
            <text:p/>
            <text:p>-<text:span text:style-name="T1">nif</text:span>: DNI del empleado.</text:p>
            <text:p/>
            <text:p>-<text:span text:style-name="T1">direccion</text:span>: Dirección del empleado.</text:p>
            <text:p/>
            <text:p>-<text:span text:style-name="T1">telefono</text:span>: Número de teléfono del empleado.</text:p>
          </table:table-cell>
          <table:table-cell table:style-name="ce16" office:value-type="string" calcext:value-type="string">
            <text:p><text:span text:style-name="T1">1:N Asociación Empleado-Nómina</text:span></text:p>
            <text:p/>
            <text:p>Cada empleado puede recibir una o varias nóminas.</text:p>
          </table:table-cell>
          <table:table-cell table:style-name="ce24"/>
          <table:table-cell table:style-name="ce26" table:number-columns-repeated="3"/>
          <table:table-cell table:style-name="ce4" office:value-type="string" calcext:value-type="string">
            <text:p>Director</text:p>
          </table:table-cell>
          <table:table-cell table:style-name="ce72" office:value-type="string" calcext:value-type="string">
            <text:p>Revisar nomina</text:p>
          </table:table-cell>
          <table:table-cell table:style-name="ce72" office:value-type="string" calcext:value-type="string">
            <text:p>El director siempre se encarga de revisar la nómina. Es un empleado de oficina.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6">
          <table:table-cell table:style-name="ce5" office:value-type="string" calcext:value-type="string">
            <text:p>“Eteatro”</text:p>
            <text:p>Empleados de teatro</text:p>
          </table:table-cell>
          <table:table-cell table:style-name="ce51" office:value-type="string" calcext:value-type="string">
            <text:p>Empleados de teatro. Pueden ser taquilleros, acomodadores, o personal de limpieza.</text:p>
            <text:p/>
            <text:p>-<text:span text:style-name="T1">categoria</text:span>: Categorías A,B,C o D, de trabajo, a las que pueden pertenecer los empleados de teatro.</text:p>
            <text:p/>
          </table:table-cell>
          <table:table-cell table:style-name="ce17" office:value-type="string" calcext:value-type="string">
            <text:p><text:span text:style-name="T1">Herencia Eteatro-Empleado</text:span></text:p>
            <text:p/>
            <text:p>Los empleados de teatro son empleados.</text:p>
          </table:table-cell>
          <table:table-cell table:style-name="ce24"/>
          <table:table-cell table:style-name="ce26" table:number-columns-repeated="3"/>
          <table:table-cell table:style-name="ce5" office:value-type="string" calcext:value-type="string">
            <text:p>Secretariado</text:p>
          </table:table-cell>
          <table:table-cell table:style-name="ce73" office:value-type="string" calcext:value-type="string">
            <text:p>Calcular nomina</text:p>
            <text:p><text:span text:style-name="T6">Conformar grupos de empleados</text:span></text:p>
            <text:p><text:span text:style-name="T6">Generar informe</text:span></text:p>
            <text:p><text:span text:style-name="T6">Reportar coste nomina</text:span></text:p>
          </table:table-cell>
          <table:table-cell table:style-name="ce73" office:value-type="string" calcext:value-type="string">
            <text:p>El secretariado calcula la nómina de cada empleado, conforma grupos de empleados de teatro cada semana, genera informes de los costes y beneficios reportados por los empleados de teatro y reporta el coste de la nómina al director. Son empleados de oficina.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7">
          <table:table-cell table:style-name="ce6" office:value-type="string" calcext:value-type="string">
            <text:p>“Eoficina”</text:p>
            <text:p>Empleados de oficina</text:p>
          </table:table-cell>
          <table:table-cell table:style-name="ce52" office:value-type="string" calcext:value-type="string">
            <text:p>Empleados de oficina. Pueden ser secretarios o el director.</text:p>
            <text:p/>
            <text:p>-<text:span text:style-name="T1">antiguedad</text:span>: Número de años en plantilla de un empleado de oficina.</text:p>
          </table:table-cell>
          <table:table-cell table:style-name="ce18" office:value-type="string" calcext:value-type="string">
            <text:p><text:span text:style-name="T1">Herencia Eoficina-Empleado</text:span></text:p>
            <text:p/>
            <text:p>Los empleados de oficina son empleados.</text:p>
          </table:table-cell>
          <table:table-cell table:style-name="ce24"/>
          <table:table-cell table:style-name="ce26" table:number-columns-repeated="3"/>
          <table:table-cell table:style-name="ce6" office:value-type="string" calcext:value-type="string">
            <text:p>Usuario</text:p>
          </table:table-cell>
          <table:table-cell table:style-name="ce74" office:value-type="string" calcext:value-type="string">
            <text:p>Registrar usuario</text:p>
            <text:p><text:span text:style-name="T6">Comprar bono</text:span></text:p>
          </table:table-cell>
          <table:table-cell table:style-name="ce74" office:value-type="string" calcext:value-type="string">
            <text:p>Los usuarios se registran y pueden obtener bonos de tipo C o P (completos o parciales).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8">
          <table:table-cell table:style-name="ce3" office:value-type="string" calcext:value-type="string">
            <text:p>“Grupo”</text:p>
          </table:table-cell>
          <table:table-cell table:style-name="ce49" office:value-type="string" calcext:value-type="string">
            <text:p>Grupos de trabajo de empleados de teatro. Solo hay un grupo trabajando cada semana en una franquicia.</text:p>
            <text:p/>
            <text:p>-<text:span text:style-name="T1">id</text:span>: Número de identificación del grupo de trabajo.</text:p>
            <text:p/>
            <text:p>-<text:span text:style-name="T1">semana</text:span>: Semana en la que se conforma el grupo.</text:p>
            <text:p/>
            <text:p>-<text:span text:style-name="T1">anio</text:span>: Año en el que están las semanas definidas.</text:p>
            <text:p/>
            <text:p>-<text:span text:style-name="T1">nombre</text:span>: Nombre del grupo de trabajo.</text:p>
          </table:table-cell>
          <table:table-cell table:style-name="ce19" office:value-type="string" calcext:value-type="string">
            <text:p><text:span text:style-name="T1">1:N Composición Eteatro-Grupo</text:span></text:p>
            <text:p/>
            <text:p>Los empleados de teatro forman grupos de trabajo A,B,C o D.</text:p>
          </table:table-cell>
          <table:table-cell table:style-name="ce24"/>
          <table:table-cell table:style-name="ce26" table:number-columns-repeated="3"/>
          <table:table-cell table:style-name="ce3" office:value-type="string" calcext:value-type="string">
            <text:p>Limpiador</text:p>
          </table:table-cell>
          <table:table-cell table:style-name="ce75" office:value-type="string" calcext:value-type="string">
            <text:p>Reportar costes limpieza</text:p>
          </table:table-cell>
          <table:table-cell table:style-name="ce75" office:value-type="string" calcext:value-type="string">
            <text:p>Cada limpiador reporta a su nombre los costes de limpieza necesarios. Son empleados de teatro.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7">
          <table:table-cell table:style-name="ce7" office:value-type="string" calcext:value-type="string">
            <text:p>“Informe”</text:p>
          </table:table-cell>
          <table:table-cell table:style-name="ce53" office:value-type="string" calcext:value-type="string">
            <text:p>Informes formulados por los secretarios. Incluyen costes y beneficios.</text:p>
            <text:p/>
            <text:p>-<text:span text:style-name="T1">id</text:span>: Número de identificación del informe.</text:p>
            <text:p/>
            <text:p>-<text:span text:style-name="T1">mes</text:span>: Mes de creación del informe.</text:p>
            <text:p/>
            <text:p>-<text:span text:style-name="T1">anio</text:span>: Año de creación del informe.</text:p>
            <text:p/>
            <text:p>-<text:span text:style-name="T1">balance</text:span>: Balance en euros proveniente de los costes y beneficios.</text:p>
          </table:table-cell>
          <table:table-cell table:style-name="ce20" office:value-type="string" calcext:value-type="string">
            <text:p><text:span text:style-name="T1">1:1 Dependencia Informe:Franquicia</text:span></text:p>
            <text:p/>
            <text:p>Toda franquicia debe tener un informe.</text:p>
          </table:table-cell>
          <table:table-cell table:style-name="ce24"/>
          <table:table-cell table:style-name="ce26" table:number-columns-repeated="3"/>
          <table:table-cell table:style-name="ce4" office:value-type="string" calcext:value-type="string">
            <text:p>Acomodador</text:p>
          </table:table-cell>
          <table:table-cell table:style-name="ce72" office:value-type="string" calcext:value-type="string">
            <text:p>Reportar costes reparacion</text:p>
          </table:table-cell>
          <table:table-cell table:style-name="ce75" office:value-type="string" calcext:value-type="string">
            <text:p>Cada acomodador reporta a su nombre los costes de reparación necesarios. Son empleados de teatro.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7">
          <table:table-cell table:style-name="ce8" office:value-type="string" calcext:value-type="string">
            <text:p>“Nomina”</text:p>
          </table:table-cell>
          <table:table-cell table:style-name="ce54" office:value-type="string" calcext:value-type="string">
            <text:p>Nóminas de los empleados. Son escritas por los secretarios.</text:p>
            <text:p/>
            <text:p><text:span text:style-name="T2">-</text:span><text:span text:style-name="T3">id</text:span><text:span text:style-name="T4">:Número de identificación de la nómina.</text:span></text:p>
            <text:p/>
            <text:p>-<text:span text:style-name="T1">revisado</text:span>: Indica si la nómina ha sido revisada por el director.</text:p>
            <text:p/>
            <text:p>-<text:span text:style-name="T1">mes</text:span>:Mes de entrega de cada nómina.</text:p>
            <text:p/>
            <text:p>-<text:span text:style-name="T1">anio</text:span>:Año al que pertenecen los meses de entrega de las nóminas.</text:p>
          </table:table-cell>
          <table:table-cell table:style-name="ce21" office:value-type="string" calcext:value-type="string">
            <text:p><text:span text:style-name="T1">1:1 Asociación Nomina-Coste</text:span></text:p>
            <text:p/>
            <text:p>Cada nómina tiene un coste.</text:p>
          </table:table-cell>
          <table:table-cell table:style-name="ce24"/>
          <table:table-cell table:style-name="ce26" table:number-columns-repeated="3"/>
          <table:table-cell table:style-name="ce6" office:value-type="string" calcext:value-type="string">
            <text:p>Taquillero</text:p>
          </table:table-cell>
          <table:table-cell table:style-name="ce74" office:value-type="string" calcext:value-type="string">
            <text:p>Reportar beneficio</text:p>
          </table:table-cell>
          <table:table-cell table:style-name="ce74" office:value-type="string" calcext:value-type="string">
            <text:p>Cada taquillero reporta los beneficios obtenidos que dependen de las entradas vendidas. Son empleados de teatro.</text:p>
          </table:table-cell>
          <table:table-cell table:style-name="ce30" table:number-columns-repeated="3"/>
          <table:table-cell table:style-name="ce28"/>
          <table:table-cell table:style-name="ce40"/>
          <table:table-cell table:style-name="ce30" table:number-columns-repeated="6"/>
          <table:table-cell table:style-name="ce28" table:number-columns-repeated="43"/>
        </table:table-row>
        <table:table-row table:style-name="ro7">
          <table:table-cell table:style-name="ce5" office:value-type="string" calcext:value-type="string">
            <text:p>“Direccion”</text:p>
          </table:table-cell>
          <table:table-cell table:style-name="ce51" office:value-type="string" calcext:value-type="string">
            <text:p>Director. Sólo puede haber uno.</text:p>
            <text:p/>
            <text:p>-<text:span text:style-name="T1">anioscargo</text:span>: Años que lleva el director en su cargo.</text:p>
          </table:table-cell>
          <table:table-cell table:style-name="ce17" office:value-type="string" calcext:value-type="string">
            <text:p><text:span text:style-name="T1">Herencia Direccion-Eoficina</text:span></text:p>
            <text:p/>
            <text:p>El director es un empleado de oficina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6" office:value-type="string" calcext:value-type="string">
            <text:p>“Secretariado”</text:p>
          </table:table-cell>
          <table:table-cell table:style-name="ce52" office:value-type="string" calcext:value-type="string">
            <text:p>Secretarios. Se encargan de escribir nóminas y formular informes. Son empleados de oficina.</text:p>
          </table:table-cell>
          <table:table-cell table:style-name="ce18" office:value-type="string" calcext:value-type="string">
            <text:p><text:span text:style-name="T1">Herencia Secretariado-Eoficina</text:span></text:p>
            <text:p/>
            <text:p>Los secretarios son empleados de oficina.</text:p>
          </table:table-cell>
          <table:table-cell table:style-name="ce18" office:value-type="string" calcext:value-type="string">
            <text:p><text:span text:style-name="T1">1:N Asociación Secretariado-Nomina</text:span></text:p>
            <text:p/>
            <text:p>Los secretarios pueden formular varias nóminas.</text:p>
          </table:table-cell>
          <table:table-cell table:style-name="ce18" office:value-type="string" calcext:value-type="string">
            <text:p><text:span text:style-name="T1">1:N Asociación Secretariado-Informe</text:span></text:p>
            <text:p/>
            <text:p><text:span text:style-name="T5">Los secretarios pueden formular varios informes.</text:span></text:p>
          </table:table-cell>
          <table:table-cell table:style-name="ce26" table:number-columns-repeated="2"/>
          <table:table-cell table:style-name="ce28" table:number-columns-repeated="57"/>
        </table:table-row>
        <table:table-row table:style-name="ro7">
          <table:table-cell table:style-name="ce3" office:value-type="string" calcext:value-type="string">
            <text:p>“Taquilla”</text:p>
          </table:table-cell>
          <table:table-cell table:style-name="ce49" office:value-type="string" calcext:value-type="string">
            <text:p>Taquilleros. Son empleados de teatro.</text:p>
          </table:table-cell>
          <table:table-cell table:style-name="ce19" office:value-type="string" calcext:value-type="string">
            <text:p><text:span text:style-name="T1">Herencia Taquilla-Eteatro</text:span></text:p>
            <text:p/>
            <text:p>Los taquilleros son empleados de teatro</text:p>
          </table:table-cell>
          <table:table-cell table:style-name="ce19" office:value-type="string" calcext:value-type="string">
            <text:p><text:span text:style-name="T1">1:N Asociación Taquilla-Beneficio</text:span></text:p>
            <text:p/>
            <text:p><text:span text:style-name="T5">Los taquilleros pueden reportar múltiples beneficios.</text:span></text:p>
          </table:table-cell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7" office:value-type="string" calcext:value-type="string">
            <text:p>“Limpieza”</text:p>
          </table:table-cell>
          <table:table-cell table:style-name="ce53" office:value-type="string" calcext:value-type="string">
            <text:p>Limpiadores. Son empleados de teatro.</text:p>
          </table:table-cell>
          <table:table-cell table:style-name="ce20" office:value-type="string" calcext:value-type="string">
            <text:p><text:span text:style-name="T1">Herencia Limpieza-Eteatro</text:span></text:p>
            <text:p/>
            <text:p>Los limpiadores son empleados de teatro.</text:p>
          </table:table-cell>
          <table:table-cell table:style-name="ce16" office:value-type="string" calcext:value-type="string">
            <text:p><text:span text:style-name="T1">1:N Asociación Limpieza-Coste</text:span></text:p>
            <text:p/>
            <text:p>Los limpiadores pueden reportar varios costes de limpieza.</text:p>
          </table:table-cell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4" office:value-type="string" calcext:value-type="string">
            <text:p>“Acomodador”</text:p>
          </table:table-cell>
          <table:table-cell table:style-name="ce50" office:value-type="string" calcext:value-type="string">
            <text:p>Acomodadores. Son mpleados de teatro.</text:p>
          </table:table-cell>
          <table:table-cell table:style-name="ce16" office:value-type="string" calcext:value-type="string">
            <text:p><text:span text:style-name="T1">Herencia Acomodador-Eteatro</text:span></text:p>
            <text:p/>
            <text:p>Los acomodadores son empelados de teatro.</text:p>
          </table:table-cell>
          <table:table-cell table:style-name="ce16" office:value-type="string" calcext:value-type="string">
            <text:p><text:span text:style-name="T1">1:N Asociación Acomodador-Coste</text:span></text:p>
            <text:p/>
            <text:p>Los acomodadores pueden reportar costes de reparaciones.</text:p>
          </table:table-cell>
          <table:table-cell table:style-name="ce26" table:number-columns-repeated="3"/>
          <table:table-cell table:style-name="ce28" table:number-columns-repeated="57"/>
        </table:table-row>
        <table:table-row table:style-name="ro4">
          <table:table-cell table:style-name="ce5" office:value-type="string" calcext:value-type="string">
            <text:p>“Usuario”</text:p>
          </table:table-cell>
          <table:table-cell table:style-name="ce51" office:value-type="string" calcext:value-type="string">
            <text:p>Usuarios que se registran.</text:p>
            <text:p/>
            <text:p>-<text:span text:style-name="T1">id</text:span>: Número de socio único de cada usuario.</text:p>
            <text:p/>
            <text:p>-<text:span text:style-name="T1">nombre</text:span>: Nombre del usuario.</text:p>
            <text:p/>
            <text:p>-<text:span text:style-name="T1">telefono</text:span>: Número de teléfono del  usuario.</text:p>
            <text:p/>
            <text:p>-<text:span text:style-name="T1">nif</text:span>: DNI del usuario.</text:p>
            <text:p/>
            <text:p>-<text:span text:style-name="T1">email</text:span>: Correo electrónico del usuario.</text:p>
          </table:table-cell>
          <table:table-cell table:style-name="ce17" office:value-type="string" calcext:value-type="string">
            <text:p><text:span text:style-name="T1">1:N Asociación Usuario-Bono</text:span></text:p>
            <text:p/>
            <text:p>Un usuario puede tener uno o varios bonos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7" office:value-type="string" calcext:value-type="string">
            <text:p>“Bono”</text:p>
          </table:table-cell>
          <table:table-cell table:style-name="ce53" office:value-type="string" calcext:value-type="string">
            <text:p>Bonos. Individuales para cada usuario.</text:p>
            <text:p/>
            <text:p>-<text:span text:style-name="T1">id</text:span>: Número de identificación del bono.</text:p>
            <text:p/>
            <text:p>-<text:span text:style-name="T1">tipo</text:span>: Tipo de bono. ‘C’ para completo y ‘P’ para parcial. Los parciales solo valen los fines de semana.</text:p>
            <text:p/>
            <text:p>-<text:span text:style-name="T1">mes</text:span>: Mes en el cual es válido el bono.</text:p>
            <text:p/>
          </table:table-cell>
          <table:table-cell table:style-name="ce20" office:value-type="string" calcext:value-type="string">
            <text:p><text:span text:style-name="T1">1:1 Asociación Bono-Beneficio</text:span></text:p>
            <text:p/>
            <text:p>Un bono va acompañado de un sólo beneficio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9">
          <table:table-cell table:style-name="ce4" office:value-type="string" calcext:value-type="string">
            <text:p>“Beneficio”</text:p>
          </table:table-cell>
          <table:table-cell table:style-name="ce50" office:value-type="string" calcext:value-type="string">
            <text:p>Beneficios reportados por el personal de taquilla que son obtenidos en relación a las entradas vendidas.</text:p>
            <text:p/>
            <text:p>-<text:span text:style-name="T1">id</text:span>: Número de identificación del beneficio.</text:p>
            <text:p/>
            <text:p>-<text:span text:style-name="T1">fecha</text:span>: Fecha de obtención del beneficio.</text:p>
            <text:p/>
            <text:p>-<text:span text:style-name="T1">reporte</text:span>: Nombre del empleado.</text:p>
            <text:p/>
            <text:p>-<text:span text:style-name="T1">importe</text:span>: Balance en euros.</text:p>
          </table:table-cell>
          <table:table-cell table:style-name="ce16" office:value-type="string" calcext:value-type="string">
            <text:p><text:span text:style-name="T1">1:N Agregación Beneficio-Informe</text:span></text:p>
            <text:p/>
            <text:p>Un informe puede contener varios beneficios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10">
          <table:table-cell table:style-name="ce3" office:value-type="string" calcext:value-type="string">
            <text:p>“Coste”</text:p>
          </table:table-cell>
          <table:table-cell table:style-name="ce49" office:value-type="string" calcext:value-type="string">
            <text:p>Costes de limpieza y reparaciones necesarios para los limpiadores y acomodadores. Asimismo, se incluyen los costes de la nómina de cada empleado, que son generados cada mes.</text:p>
            <text:p/>
            <text:p>-<text:span text:style-name="T1">id</text:span>: Número de identificación del coste. Asocia con el empleado que lo reporta.</text:p>
            <text:p/>
            <text:p>-<text:span text:style-name="T1">fecha</text:span>: Fecha de recepción del coste.</text:p>
            <text:p/>
            <text:p>-<text:span text:style-name="T1">reporte</text:span>: Nombre del empleado.</text:p>
            <text:p/>
            <text:p>-<text:span text:style-name="T1">importe</text:span>: Balance en euros.</text:p>
          </table:table-cell>
          <table:table-cell table:style-name="ce19" office:value-type="string" calcext:value-type="string">
            <text:p><text:span text:style-name="T1">1:N Agregación Coste-Informe</text:span></text:p>
            <text:p/>
            <text:p>Un informe puede contener varios costes.</text:p>
          </table:table-cell>
          <table:table-cell table:style-name="ce25"/>
          <table:table-cell table:number-columns-repeated="60"/>
        </table:table-row>
        <table:table-row table:style-name="ro11">
          <table:table-cell table:number-columns-repeated="64"/>
        </table:table-row>
        <table:table-row table:style-name="ro1" table:number-rows-repeated="27">
          <table:table-cell table:number-columns-repeated="64"/>
        </table:table-row>
        <table:table-row table:style-name="ro1" table:visibility="collapse" table:number-rows-repeated="15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6:31:03.2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7:12:53.090000000</meta:creation-date>
    <dc:date>2019-11-26T16:40:33.155000000</dc:date>
    <meta:editing-duration>PT27M5S</meta:editing-duration>
    <meta:editing-cycles>5</meta:editing-cycles>
    <meta:generator>LibreOffice/6.3.2.2$Windows_X86_64 LibreOffice_project/98b30e735bda24bc04ab42594c85f7fd8be07b9c</meta:generator>
    <meta:document-statistic meta:table-count="1" meta:cell-count="80" meta:object-count="0"/>
  </office:meta>
</office:document-meta>
</file>